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roid Sans"/>
    </style:style>
    <style:style style:name="P4" style:family="paragraph" style:parent-style-name="Standard">
      <style:paragraph-properties fo:text-align="start" style:justify-single-word="false" fo:break-before="page"/>
      <style:text-properties style:font-name="Droid Sans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roid Sans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roid Sans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Droid Sans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Droid Sans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Droid Sans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Droid Sans"/>
    </style:style>
    <style:style style:name="P11" style:family="paragraph" style:parent-style-name="Standard" style:list-style-name="L8">
      <style:paragraph-properties fo:text-align="start" style:justify-single-word="false"/>
      <style:text-properties style:font-name="Droid Sans"/>
    </style:style>
    <style:style style:name="P12" style:family="paragraph" style:parent-style-name="Standard" style:list-style-name="L9">
      <style:paragraph-properties fo:text-align="start" style:justify-single-word="false"/>
      <style:text-properties style:font-name="Droid Sans"/>
    </style:style>
    <style:style style:name="P13" style:family="paragraph" style:parent-style-name="Standard" style:list-style-name="L3">
      <style:paragraph-properties fo:text-align="start" style:justify-single-word="false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" style:family="text">
      <style:text-properties style:font-name="Droid San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</text:p>
      <text:p text:style-name="P2">REQUIREMENTS SPECIFICATION</text:p>
      <text:p text:style-name="P15"/>
      <text:p text:style-name="P16">Chapter overview-</text:p>
      <text:p text:style-name="P16"/>
      <text:p text:style-name="P3"><text:tab/>3.1<text:tab/>Hardware requirements</text:p>
      <text:p text:style-name="P3"><text:tab/>3.2 <text:tab/>Software requirements</text:p>
      <text:p text:style-name="P3"><text:tab/><text:tab/>3.2.1 <text:tab/>Software requirements for Android</text:p>
      <text:p text:style-name="P3"><text:tab/><text:tab/>3.2.2 <text:tab/>Software requirements for GNU/Linux</text:p>
      <text:p text:style-name="P3"><text:tab/><text:tab/>3.2.3 <text:tab/>Software requirements for Mac OS X</text:p>
      <text:p text:style-name="P3"><text:tab/><text:tab/>3.2.4 <text:tab/>Software requirements for Maemo</text:p>
      <text:p text:style-name="P3"><text:tab/><text:tab/>3.2.5<text:tab/>Software requirements for Microsoft Windows</text:p>
      <text:list xml:id="list298256253" text:style-name="L1">
        <text:list-item>
          <text:list>
            <text:list-header>
              <text:p text:style-name="P5"/>
            </text:list-header>
          </text:list>
        </text:list-item>
      </text:list>
      <text:p text:style-name="P4">3.1 Hardware Requirements</text:p>
      <text:p text:style-name="P3"/>
      <text:p text:style-name="P3">The software is not very demanding when it comes to hardware, it can run on a variety of hardware, given the following requirements are met-</text:p>
      <text:p text:style-name="P3"/>
      <text:list xml:id="list2041072011" text:style-name="L2">
        <text:list-item>
          <text:p text:style-name="P6">The hardware device must have atleast one network interface card</text:p>
        </text:list-item>
        <text:list-item>
          <text:p text:style-name="P6">The network interface card must support UDP broadcasts</text:p>
        </text:list-item>
        <text:list-item>
          <text:p text:style-name="P6">The underlying network configuration should support forwarding of UDP broadcasts in case more than one subnet is involved</text:p>
        </text:list-item>
        <text:list-item>
          <text:p text:style-name="P6">The hardware device must have a screen to display the GUI – a color screen is recommended</text:p>
        </text:list-item>
        <text:list-item>
          <text:p text:style-name="P6">The hardware device must have a pointing device, a conventional mouse or a mobile device's touchscreen will suffice</text:p>
        </text:list-item>
        <text:list-item>
          <text:p text:style-name="P6">The hardware device must have a character input device, a conventional keyboard, mobile devices with keyboards/keypads, or virtual keyboards will suffice</text:p>
        </text:list-item>
        <text:list-item>
          <text:p text:style-name="P6">The hardware device must have a physical memory of atleast 256 Megabytes, and secondary storage size depends upon file transfer usage</text:p>
        </text:list-item>
      </text:list>
      <text:p text:style-name="P3"/>
      <text:p text:style-name="P3">3.2 Software requirements</text:p>
      <text:p text:style-name="P3"/>
      <text:p text:style-name="P3">The software requirements depend upon the underlying Operating System and are described in the subsections below-</text:p>
      <text:p text:style-name="P3"/>
      <text:p text:style-name="P3">3.2.1 <text:tab/>Software requirements for Android</text:p>
      <text:list xml:id="list963611454" text:style-name="L3">
        <text:list-item>
          <text:p text:style-name="P7">Android 2.2 (Froyo) and above</text:p>
        </text:list-item>
        <text:list-item>
          <text:p text:style-name="P13"><text:span text:style-name="T1">Ministro libraries for Qt support – can be fetched from the android market or </text:span><text:a xlink:type="simple" xlink:href="http://sourceforge.net/p/necessitas/ministro/"><text:span text:style-name="T1">http://sourceforge.net/p/necessitas/ministro/</text:span></text:a></text:p>
        </text:list-item>
      </text:list>
      <text:p text:style-name="P3"/>
      <text:p text:style-name="P3">3.2.2 <text:tab/>Software requirements for GNU/Linux</text:p>
      <text:list xml:id="list1942816817" text:style-name="L4">
        <text:list-item>
          <text:p text:style-name="P14"><text:span text:style-name="T1">Qt 4.7 or above runtime <text:s/>libraries – can be installed from the distribution's package manager or downloaded from </text:span><text:a xlink:type="simple" xlink:href="http://get.qt.nokia.com/"><text:span text:style-name="T1">http://get.qt.nokia.com</text:span></text:a><text:span text:style-name="T1"> </text:span></text:p>
        </text:list-item>
      </text:list>
      <text:p text:style-name="P3"/>
      <text:p text:style-name="P3">3.2.3 <text:tab/>Software requirements for Mac OS X</text:p>
      <text:list xml:id="list259937196" text:style-name="L5">
        <text:list-item>
          <text:p text:style-name="P8">Mac OS X Snow Lepopard and above</text:p>
        </text:list-item>
      </text:list>
      <text:p text:style-name="P3"/>
      <text:p text:style-name="P3">3.2.4 <text:tab/>Software requirements for Maemo</text:p>
      <text:list xml:id="list903158213" text:style-name="L6">
        <text:list-item>
          <text:p text:style-name="P9">Maemo 5 Fremantle PR 1.3</text:p>
        </text:list-item>
      </text:list>
      <text:list xml:id="list1020321299" text:style-name="L7">
        <text:list-item>
          <text:p text:style-name="P10">Qt 4.7 or above runtime libraries – installed using <text:span text:style-name="T3">“sudo apt-get install libqt4-*”</text:span></text:p>
        </text:list-item>
      </text:list>
      <text:p text:style-name="P3"><text:tab/></text:p>
      <text:p text:style-name="P3">3.2.5<text:tab/>Software requirements for Microsoft Windows</text:p>
      <text:list xml:id="list1312424868" text:style-name="L8">
        <text:list-item>
          <text:p text:style-name="P11">Windows XP SP2 and above</text:p>
        </text:list-item>
      </text:list>
      <text:list xml:id="list1370958085" text:style-name="L9">
        <text:list-item>
          <text:p text:style-name="P12">Qt 4.7 libraries provided with the Kapotah packag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14:50:20</meta:creation-date>
    <dc:date>2011-05-12T19:36:36</dc:date>
    <meta:editing-duration>PT3H48M29S</meta:editing-duration>
    <meta:editing-cycles>24</meta:editing-cycles>
    <meta:generator>LibreOffice/3.3$Linux LibreOffice_project/330m19$Build-202</meta:generator>
    <meta:document-statistic meta:table-count="0" meta:image-count="0" meta:object-count="0" meta:page-count="2" meta:paragraph-count="35" meta:word-count="321" meta:character-count="2085"/>
  </office:meta>
</office:document-meta>
</file>